
<file path=META-INF/manifest.xml><?xml version="1.0" encoding="utf-8"?>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office:version="1.0">
  <office:scripts/>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Mono" svg:font-family="'Bitstream Vera Sans Mono'" style:font-pitch="fixed"/>
    <style:font-face style:name="Courier" svg:font-family="'Courier'" style:font-pitch="fixed"/>
  </office:font-face-decls>
  <office:automatic-styles>
    <style:style style:name="docgen_page_break" style:family="paragraph" style:parent-style-name="Standard">
      <style:paragraph-properties fo:break-before="page"/>
    </style:style>
    <style:style style:name="GSuper" style:family="text">
      <style:text-properties style:text-position="super 58%"/>
    </style:style>
    <style:style style:name="GRAMPS-preformat" style:family="text">
      <style:text-properties style:font-name="Courier"/>
    </style:style>
    <style:style style:name="FontSize__18__" style:family="text">
      <style:text-properties fo:font-size="18pt" style:font-size-asian="18pt" style:font-size-complex="18pt"/>
    </style:style>
    <style:style style:name="FontFace__Bitstream-Vera-Sans-Mono__" style:family="text">
      <style:text-properties style:font-name="Bitstream Vera Sans Mono" style:font-pitch="variable"/>
    </style:style>
    <style:style style:name="FontColor__e611bf__" style:family="text">
      <style:text-properties fo:color="#e611bf"/>
    </style:style>
    <style:style style:name="FontHighlight__f29103__" style:family="text">
      <style:text-properties fo:background-color="#f29103"/>
    </style:style>
    <style:style style:name="FontSize__13__" style:family="text">
      <style:text-properties fo:font-size="13pt" style:font-size-asian="13pt" style:font-size-complex="13pt"/>
    </style:style>
    <style:style style:name="FontColor__f61a1a__" style:family="text">
      <style:text-properties fo:color="#f61a1a"/>
    </style:style>
    <style:style style:name="FontHighlight__73980c__" style:family="text">
      <style:text-properties fo:background-color="#73980c"/>
    </style:style>
    <style:style style:name="FontSize__12__" style:family="text">
      <style:text-properties fo:font-size="12pt" style:font-size-asian="12pt" style:font-size-complex="12pt"/>
    </style:style>
    <style:style style:name="FontFace__Courier__" style:family="text">
      <style:text-properties style:font-name="Courier" style:font-pitch="variable"/>
    </style:style>
    <style:style style:name="clear" style:family="graphic">
      <style:graphic-properties draw:stroke="none" draw:fill="none" draw:shadow="hidden" style:run-through="foreground" style:vertical-pos="from-top" style:vertical-rel="paragraph" style:horizontal-pos="from-left" style:horizontal-rel="paragraph" draw:wrap-influence-on-position="once-concurrent" style:flow-with-text="false"/>
    </style:style>
    <style:style style:name="NLEndnotes-Source" style:family="paragraph" style:parent-style-name="Endnotes-Source">
      <style:paragraph-properties fo:break-before="page"/>
    </style:style>
    <style:style style:name="XEndnotes-Source" style:family="paragraph">
      <style:paragraph-properties fo:text-align="start" style:font-name="Times New Roman" fo:font-size="12.00pt" style:font-size-asian="12.00pt" fo:color="#000000" fo:text-indent="-0.75cm" fo:margin-right="0.00cm" fo:margin-left="0.75cm" fo:margin-top="0.20cm" fo:margin-bottom="0.00cm"/>
    </style:style>
    <style:style style:name="FEndnotes-Source" style:family="text">
      <style:text-properties fo:text-align="start" style:font-name="Times New Roman" fo:color="#000000" fo:font-size="12.00pt" style:font-size-asian="12.00pt"/>
    </style:style>
    <style:style style:name="NLDAR-Generation" style:family="paragraph" style:parent-style-name="DAR-Generation">
      <style:paragraph-properties fo:break-before="page"/>
    </style:style>
    <style:style style:name="XDAR-Generation" style:family="paragraph">
      <style:paragraph-properties fo:keep-with-next="auto" fo:text-align="start" style:font-name="Arial" fo:font-size="14.00pt" style:font-size-asian="14.00pt" fo:color="#000000" fo:font-style="italic" fo:text-indent="0.00cm" fo:margin-right="0.00cm" fo:margin-left="0.00cm" fo:margin-top="0.25cm" fo:margin-bottom="0.25cm"/>
    </style:style>
    <style:style style:name="FDAR-Generation" style:family="text">
      <style:text-properties fo:text-align="start" style:font-name="Arial" fo:color="#000000" fo:font-style="italic" fo:font-size="14.00pt" style:font-size-asian="14.00pt"/>
    </style:style>
    <style:style style:name="NLDAR-MoreDetails" style:family="paragraph" style:parent-style-name="DAR-MoreDetails">
      <style:paragraph-properties fo:break-before="page"/>
    </style:style>
    <style:style style:name="XDAR-MoreDetails" style:family="paragraph">
      <style:paragraph-properties fo:text-align="start" style:font-name="Times New Roman" fo:font-size="10.00pt" style:font-size-asian="10.00pt" fo:color="#000000" fo:text-indent="0.00cm" fo:margin-right="0.00cm" fo:margin-left="1.00cm" fo:margin-top="0.25cm" fo:margin-bottom="0.25cm"/>
    </style:style>
    <style:style style:name="FDAR-MoreDetails" style:family="text">
      <style:text-properties fo:text-align="start" style:font-name="Times New Roman" fo:color="#000000" fo:font-size="10.00pt" style:font-size-asian="10.00pt"/>
    </style:style>
    <style:style style:name="NLEndnotes-Source-Notes" style:family="paragraph" style:parent-style-name="Endnotes-Source-Notes">
      <style:paragraph-properties fo:break-before="page"/>
    </style:style>
    <style:style style:name="XEndnotes-Source-Notes" style:family="paragraph">
      <style:paragraph-properties fo:text-align="start" style:font-name="Times New Roman" fo:font-size="12.00pt" style:font-size-asian="12.00pt" fo:color="#000000" fo:text-indent="0.00cm" fo:margin-right="0.00cm" fo:margin-left="0.75cm" fo:margin-top="0.20cm" fo:margin-bottom="0.00cm"/>
    </style:style>
    <style:style style:name="FEndnotes-Source-Notes" style:family="text">
      <style:text-properties fo:text-align="start" style:font-name="Times New Roman" fo:color="#000000" fo:font-size="12.00pt" style:font-size-asian="12.00pt"/>
    </style:style>
    <style:style style:name="NLDAR-NoteHeader" style:family="paragraph" style:parent-style-name="DAR-NoteHeader">
      <style:paragraph-properties fo:break-before="page"/>
    </style:style>
    <style:style style:name="XDAR-NoteHeader" style:family="paragraph">
      <style:paragraph-properties fo:text-align="start" style:font-name="Arial" fo:font-size="10.00pt" style:font-size-asian="10.00pt" fo:color="#000000" fo:font-weight="bold" fo:text-indent="0.00cm" fo:margin-right="0.00cm" fo:margin-left="1.00cm" fo:margin-top="0.25cm" fo:margin-bottom="0.25cm"/>
    </style:style>
    <style:style style:name="FDAR-NoteHeader" style:family="text">
      <style:text-properties fo:text-align="start" style:font-name="Arial" fo:color="#000000" fo:font-weight="bold" fo:font-size="10.00pt" style:font-size-asian="10.00pt"/>
    </style:style>
    <style:style style:name="NLDAR-First-Entry" style:family="paragraph" style:parent-style-name="DAR-First-Entry">
      <style:paragraph-properties fo:break-before="page"/>
    </style:style>
    <style:style style:name="XDAR-First-Entry" style:family="paragraph">
      <style:paragraph-properties fo:text-align="start" style:font-name="Times New Roman" fo:font-size="12.00pt" style:font-size-asian="12.00pt" fo:color="#000000" fo:text-indent="-1.00cm" fo:margin-right="0.00cm" fo:margin-left="1.00cm" fo:margin-top="0.25cm" fo:margin-bottom="0.25cm"/>
    </style:style>
    <style:style style:name="FDAR-First-Entry" style:family="text">
      <style:text-properties fo:text-align="start" style:font-name="Times New Roman" fo:color="#000000" fo:font-size="12.00pt" style:font-size-asian="12.00pt"/>
    </style:style>
    <style:style style:name="NLDAR-MoreHeader" style:family="paragraph" style:parent-style-name="DAR-MoreHeader">
      <style:paragraph-properties fo:break-before="page"/>
    </style:style>
    <style:style style:name="XDAR-MoreHeader" style:family="paragraph">
      <style:paragraph-properties fo:text-align="start" style:font-name="Arial" fo:font-size="10.00pt" style:font-size-asian="10.00pt" fo:color="#000000" fo:font-weight="bold" fo:text-indent="0.00cm" fo:margin-right="0.00cm" fo:margin-left="1.00cm" fo:margin-top="0.25cm" fo:margin-bottom="0.25cm"/>
    </style:style>
    <style:style style:name="FDAR-MoreHeader" style:family="text">
      <style:text-properties fo:text-align="start" style:font-name="Arial" fo:color="#000000" fo:font-weight="bold" fo:font-size="10.00pt" style:font-size-asian="10.00pt"/>
    </style:style>
    <style:style style:name="NLEndnotes-Header" style:family="paragraph" style:parent-style-name="Endnotes-Header">
      <style:paragraph-properties fo:break-before="page"/>
    </style:style>
    <style:style style:name="XEndnotes-Header" style:family="paragraph">
      <style:paragraph-properties fo:keep-with-next="auto" fo:text-align="start" style:font-name="Arial" fo:font-size="14.00pt" style:font-size-asian="14.00pt" fo:color="#000000" fo:font-style="italic" fo:text-indent="0.00cm" fo:margin-right="0.00cm" fo:margin-left="0.00cm" fo:margin-top="0.20cm" fo:margin-bottom="0.20cm"/>
    </style:style>
    <style:style style:name="FEndnotes-Header" style:family="text">
      <style:text-properties fo:text-align="start" style:font-name="Arial" fo:color="#000000" fo:font-style="italic" fo:font-size="14.00pt" style:font-size-asian="14.00pt"/>
    </style:style>
    <style:style style:name="NLEndnotes-Ref-Notes" style:family="paragraph" style:parent-style-name="Endnotes-Ref-Notes">
      <style:paragraph-properties fo:break-before="page"/>
    </style:style>
    <style:style style:name="XEndnotes-Ref-Notes" style:family="paragraph">
      <style:paragraph-properties fo:text-align="start" style:font-name="Times New Roman" fo:font-size="12.00pt" style:font-size-asian="12.00pt" fo:color="#000000" fo:text-indent="0.00cm" fo:margin-right="0.00cm" fo:margin-left="1.90cm" fo:margin-top="0.20cm" fo:margin-bottom="0.00cm"/>
    </style:style>
    <style:style style:name="FEndnotes-Ref-Notes" style:family="text">
      <style:text-properties fo:text-align="start" style:font-name="Times New Roman" fo:color="#000000" fo:font-size="12.00pt" style:font-size-asian="12.00pt"/>
    </style:style>
    <style:style style:name="NLDAR-ChildList" style:family="paragraph" style:parent-style-name="DAR-ChildList">
      <style:paragraph-properties fo:break-before="page"/>
    </style:style>
    <style:style style:name="XDAR-ChildList" style:family="paragraph">
      <style:paragraph-properties fo:text-align="start" style:font-name="Times New Roman" fo:font-size="10.00pt" style:font-size-asian="10.00pt" fo:color="#000000" fo:text-indent="-0.75cm" fo:margin-right="0.00cm" fo:margin-left="1.75cm" fo:margin-top="0.25cm" fo:margin-bottom="0.25cm"/>
    </style:style>
    <style:style style:name="FDAR-ChildList" style:family="text">
      <style:text-properties fo:text-align="start" style:font-name="Times New Roman" fo:color="#000000" fo:font-size="10.00pt" style:font-size-asian="10.00pt"/>
    </style:style>
    <style:style style:name="NLDAR-ChildTitle" style:family="paragraph" style:parent-style-name="DAR-ChildTitle">
      <style:paragraph-properties fo:break-before="page"/>
    </style:style>
    <style:style style:name="XDAR-ChildTitle" style:family="paragraph">
      <style:paragraph-properties fo:text-align="start" style:font-name="Arial" fo:font-size="10.00pt" style:font-size-asian="10.00pt" fo:color="#000000" fo:font-weight="bold" fo:text-indent="0.00cm" fo:margin-right="0.00cm" fo:margin-left="1.00cm" fo:margin-top="0.25cm" fo:margin-bottom="0.25cm"/>
    </style:style>
    <style:style style:name="FDAR-ChildTitle" style:family="text">
      <style:text-properties fo:text-align="start" style:font-name="Arial" fo:color="#000000" fo:font-weight="bold" fo:font-size="10.00pt" style:font-size-asian="10.00pt"/>
    </style:style>
    <style:style style:name="NLDAR-Entry" style:family="paragraph" style:parent-style-name="DAR-Entry">
      <style:paragraph-properties fo:break-before="page"/>
    </style:style>
    <style:style style:name="XDAR-Entry" style:family="paragraph">
      <style:paragraph-properties fo:text-align="start" style:font-name="Times New Roman" fo:font-size="12.00pt" style:font-size-asian="12.00pt" fo:color="#000000" fo:text-indent="0.00cm" fo:margin-right="0.00cm" fo:margin-left="1.00cm" fo:margin-top="0.25cm" fo:margin-bottom="0.25cm"/>
    </style:style>
    <style:style style:name="FDAR-Entry" style:family="text">
      <style:text-properties fo:text-align="start" style:font-name="Times New Roman" fo:color="#000000" fo:font-size="12.00pt" style:font-size-asian="12.00pt"/>
    </style:style>
    <style:style style:name="NLEndnotes-Ref" style:family="paragraph" style:parent-style-name="Endnotes-Ref">
      <style:paragraph-properties fo:break-before="page"/>
    </style:style>
    <style:style style:name="XEndnotes-Ref" style:family="paragraph">
      <style:paragraph-properties fo:text-align="start" style:font-name="Times New Roman" fo:font-size="12.00pt" style:font-size-asian="12.00pt" fo:color="#000000" fo:text-indent="-0.90cm" fo:margin-right="0.00cm" fo:margin-left="1.90cm" fo:margin-top="0.20cm" fo:margin-bottom="0.00cm"/>
    </style:style>
    <style:style style:name="FEndnotes-Ref" style:family="text">
      <style:text-properties fo:text-align="start" style:font-name="Times New Roman" fo:color="#000000" fo:font-size="12.00pt" style:font-size-asian="12.00pt"/>
    </style:style>
    <style:style style:name="NLDAR-Title" style:family="paragraph" style:parent-style-name="DAR-Title">
      <style:paragraph-properties fo:break-before="page"/>
    </style:style>
    <style:style style:name="XDAR-Title" style:family="paragraph">
      <style:paragraph-properties fo:keep-with-next="auto" fo:text-align="center" style:justify-single-word="false" style:font-name="Arial" fo:font-size="16.00pt" style:font-size-asian="16.00pt" fo:color="#000000" fo:font-weight="bold" fo:text-indent="0.00cm" fo:margin-right="0.00cm" fo:margin-left="0.00cm" fo:margin-top="0.25cm" fo:margin-bottom="0.25cm"/>
    </style:style>
    <style:style style:name="FDAR-Title" style:family="text">
      <style:text-properties fo:text-align="center" style:justify-single-word="false" style:font-name="Arial" fo:color="#000000" fo:font-weight="bold" fo:font-size="16.00pt" style:font-size-asian="16.00pt"/>
    </style:style>
    <style:style style:name="Tbold" style:family="text">
      <style:text-properties fo:font-weight="bold"/>
    </style:style>
    <style:style style:name="Titalic" style:family="text">
      <style:text-properties fo:font-style="italic"/>
    </style:style>
    <style:style style:name="Tunderline" style:family="text">
      <style:text-properties style:text-underline-style="solid" style:text-underline-width="auto" style:text-underline-color="font-color"/>
    </style:style>
    <style:style style:name="Left" style:family="graphic" style:parent-style-name="photo">
      <style:graphic-properties style:run-through="foreground" style:wrap="dynamic" style:number-wrapped-paragraphs="no-limit" style:wrap-contour="false" style:vertical-pos="from-top" style:vertical-rel="paragraph-content" style:horizontal-pos="left" style:horizontal-rel="paragraph-content" style:mirror="none" fo:clip="rect(0cm 0cm 0cm 0cm)" draw:luminance="0%" draw:contrast="0" draw:red="0%" draw:green="0%" draw:blue="0%" draw:gamma="1" draw:color-inversion="false" draw:transparency="-100%" draw:color-mode="standard"/>
    </style:style>
    <style:style style:name="Right" style:family="graphic" style:parent-style-name="photo">
      <style:graphic-properties style:run-through="foreground" style:wrap="dynamic" style:number-wrapped-paragraphs="no-limit" style:wrap-contour="false" style:vertical-pos="from-top" style:vertical-rel="paragraph-content" style:horizontal-pos="right" style:horizontal-rel="paragraph-content" style:mirror="none" fo:clip="rect(0cm 0cm 0cm 0cm)" draw:luminance="0%" draw:contrast="0" draw:red="0%" draw:green="0%" draw:blue="0%" draw:gamma="1" draw:color-inversion="false" draw:transparency="-100%" draw:color-mode="standard"/>
    </style:style>
    <style:style style:name="Single" style:family="graphic" style:parent-style-name="Graphics">
      <style:graphic-properties style:vertical-pos="from-top" style:mirror="none" fo:clip="rect(0cm 0cm 0cm 0cm)" draw:luminance="0%" draw:contrast="0" draw:red="0%" draw:green="0%" draw:blue="0%" draw:gamma="1" draw:color-inversion="false" draw:transparency="-100%" draw:color-mode="standard"/>
    </style:style>
    <style:style style:name="Row"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 draw:color-inversion="false" draw:transparency="-100%" draw:color-mode="standard"/>
    </style:style>
  </office:automatic-styles>
  <office:body>
    <office:text>
      <office:forms form:automatic-focus="false" form:apply-design-mode="false"/>
      <text:h text:style-name="DAR-Title" text:outline-level="1"><text:toc-mark text:string-value="Ancestral Report for Garner von Zieliński, Lewis Anderson Sr" text:outline-level="1"/>Ancestral Report for Garner von Zieliński, Lewis Anderson Sr</text:h>
      <text:h text:style-name="DAR-Generation" text:outline-level="2"><text:toc-mark text:string-value="Generation 1" text:outline-level="2"/>Generation 1</text:h>
      <text:p text:style-name="DAR-First-Entry">1.<text:tab/><text:span text:style-name="Tbold"><text:alphabetical-index-mark text:string-value="Garner von Zieliński, Lewis Anderson Sr (1855-06-21 - 1911-06-28)"/>Garner von Zieliński, Lewis Anderson Sr. </text:span>Lewis Anderson was born on 1855-06-21 in Great Falls, MT, USA.  He died on 1911-06-28 in Twin Falls, Twin Falls, ID, USA at the age of 56 years, 7 days.  He was buried on 1911-07-01 in Twin Falls, Twin Falls, ID, USA. He was the son of Garner, Robert W. and Zieliński, Phoebe Emily. <text:alphabetical-index-mark text:string-value="Garner, Robert W. (1826/7-04-24 (Julien) - 1916-02-03)"/><text:alphabetical-index-mark text:string-value="Zieliński, Phoebe Emily (1827-04-12 - 1882-03-07)"/><text:alphabetical-index-mark text:string-value="Martel, Luella Jacques (1852-01-23 - 1921-04-28)"/>He married Martel, Luella Jacques on 1875-04-01 in Paragould, Greene, AR, USA. </text:p>
      <text:p text:style-name="DAR-MoreHeader"><text:alphabetical-index-mark text:string-value="Martel, Luella Jacques (1852-01-23 - 1921-04-28)"/>Spouse: Martel, Luella Jacques.</text:p>
      <text:p text:style-name="DAR-Entry">Luella Jacques was born on 1852-01-23 in Eureka, Humboldt, CA, USA.  She died on 1921-04-28 in Myrtle Beach, SC, USA at the age of 69 years, 3 months.  She was buried on 1921-04-30 in Myrtle Beach, SC, USA. She was the daughter of Martel, Henry and Hébert, Ruth Ann. <text:alphabetical-index-mark text:string-value="Martel, Henry (1805-10-27 - 1902-01-18)"/><text:alphabetical-index-mark text:string-value="Hébert, Ruth Ann ( - 1843)"/></text:p>
      <text:p text:style-name="DAR-NoteHeader">Notes for Garner von Zieliński, Lewis Anderson Sr</text:p>
      <text:p text:style-name="DAR-Entry">We have committed to synergistically disseminate resource-leveling methods of empowerment to set us apart from the competition. We envision to globally integrate inexpensive paradigms and professionally engineer timely technology while promoting personal employee growth. Our mission is to assertively build world-class methods of empowerment so that we may professionally promote parallel services to set us apart from the competition. It's our responsibility to dramatically maintain value-added services as well as to professionally simplify principle-centered technology for 100% customer satisfaction.</text:p>
      <text:p text:style-name="DAR-Entry">Thanks to the Mission Statement Generator from http://www.dilbert.com.</text:p>
      <text:p text:style-name="DAR-Entry">This is a note <text:span text:style-name="FontSize__18__"/><text:span text:style-name="FontFace__Bitstream-Vera-Sans-Mono__"><text:span text:style-name="FontSize__18__">showing a lot of differen</text:span></text:span><text:span text:style-name="FontSize__18__"/>t markup that mixes with each other making it a good stress test for markup notes.<text:line-break/>This is a note showing a lot of different markup that mixes with each other making it a good stress<text:span text:style-name="FontColor__e611bf__"> test for markup notes.</text:span></text:p>
      <text:p text:style-name="DAR-Entry"><text:span text:style-name="FontColor__e611bf__">This is</text:span><text:span text:style-name="FontHighlight__f29103__"><text:span text:style-name="FontColor__e611bf__"> a no</text:span></text:span><text:span text:style-name="FontHighlight__f29103__">te showing</text:span> a lot of different markup that mixes with each other making it a good stress test for markup notes.</text:p>
      <text:p text:style-name="DAR-Entry">This<text:s/>is<text:s/>a<text:s/><text:span text:style-name="FontSize__13__">preformatted</text:span><text:s/>note<text:s/>showing<text:s/>a<text:s/>lot<text:s/>of<text:s/>differe<text:span text:style-name="FontSize__13__"/><text:span text:style-name="FontFace__Bitstream-Vera-Sans-Mono__"><text:span text:style-name="FontSize__13__">nt<text:s/>markup<text:s/>that<text:s/>mixes<text:s/>with<text:s/>e</text:span></text:span><text:span text:style-name="FontSize__13__"/>ach<text:s/>other<text:s/>making<text:s/>it<text:s/>a<text:s/>good<text:s/>stress<text:s/>test<text:s/>for<text:s/>markup<text:s/>notes.<text:line-break/><text:s/><text:s/><text:s/><text:s/><text:s/><text:s/><text:s/><text:s/><text:s/><text:s/><text:s/><text:s/><text:s/><text:s/><text:s/><text:s/><text:s/><text:s/>This<text:s/>is<text:s/>a<text:s/>note<text:span text:style-name="FontColor__f61a1a__"><text:s/></text:span><text:span text:style-name="FontHighlight__73980c__"><text:span text:style-name="FontColor__f61a1a__">showing<text:s/>a<text:s/>lot<text:s/>o</text:span></text:span><text:span text:style-name="FontHighlight__73980c__">f</text:span><text:s/>different<text:s/>markup<text:s/>that<text:s/>mixes<text:s/>with<text:s/>each<text:s/>other<text:s/>making<text:s/>it<text:s/>a<text:s/>good<text:s/>stress<text:s/>test<text:s/>for<text:s/>markup<text:s/>notes.</text:p>
      <text:p text:style-name="DAR-Entry">This<text:s/>is<text:s/><text:line-break/><text:s/><text:s/><text:s/><text:s/><text:s/><text:s/><text:s/><text:s/>a<text:s/>note<text:s/>showing<text:s/><text:line-break/><text:s/><text:s/><text:s/><text:s/><text:s/><text:s/><text:s/><text:s/><text:s/><text:s/><text:s/><text:s/><text:s/><text:s/><text:s/><text:s/><text:s/><text:s/><text:s/><text:s/><text:s/><text:s/><text:s/><text:s/><text:s/><text:s/><text:s/><text:s/><text:s/>a<text:s/>lot<text:s/>of<text:s/>different<text:s/>markup<text:s/><text:line-break/><text:s/><text:s/><text:s/><text:s/><text:s/><text:s/><text:s/><text:s/><text:s/><text:s/><text:s/><text:s/><text:s/><text:s/><text:s/><text:s/><text:s/><text:s/><text:s/><text:s/><text:s/><text:s/><text:s/><text:s/><text:s/><text:s/><text:s/><text:s/><text:s/><text:s/><text:s/><text:s/><text:s/><text:s/><text:s/><text:s/><text:s/><text:s/>that<text:s/>mixes<text:s/>with<text:s/>each<text:s/><text:line-break/>other<text:s/>making<text:s/>it<text:s/>a<text:s/>good<text:s/>stress<text:s/>test<text:s/>for<text:s/>markup<text:s/>notes.</text:p>
      <text:p text:style-name="DAR-Entry"><text:span text:style-name="FontFace__Bitstream-Vera-Sans-Mono__"><text:s/><text:s/><text:s/>test<text:s/><text:s/>|<text:s/><text:s/><text:s/><text:s/>val1<text:s/><text:s/>|<text:s/><text:s/><text:s/><text:s/><text:s/>val2</text:span><text:line-break/><text:span text:style-name="FontFace__Bitstream-Vera-Sans-Mono__"><text:s/><text:s/>------------------------------</text:span><text:line-break/><text:span text:style-name="FontFace__Bitstream-Vera-Sans-Mono__"><text:s/><text:s/><text:s/><text:s/>me<text:s/><text:s/><text:s/>|<text:s/><text:s/><text:s/>blue<text:s/><text:s/><text:s/>|<text:s/><text:s/><text:s/><text:s/>red</text:span></text:p>
      <text:p text:style-name="DAR-Entry"><text:span text:style-name="FontSize__12__"/><text:span text:style-name="FontFace__Courier__"><text:span text:style-name="FontSize__12__">This<text:s/>source<text:s/>has<text:s/>all<text:s/>possible<text:s/>references<text:s/>pointing<text:s/>to<text:s/>it.<text:s/>The<text:s/>references<text:s/>are<text:s/>as<text:s/>follows:</text:span></text:span></text:p>
      <text:p text:style-name="DAR-Entry"><text:span text:style-name="FontFace__Courier__"><text:span text:style-name="FontSize__12__">This<text:s/>note<text:s/>appears<text:s/>as<text:s/>a<text:s/>note<text:s/>to<text:s/>the<text:s/>source<text:s/>and<text:s/>also<text:s/>as<text:s/>a<text:s/>note<text:s/>for<text:s/>the<text:s/>person.</text:span></text:span></text:p>
      <text:p text:style-name="DAR-Entry"><text:span text:style-name="FontFace__Courier__"><text:span text:style-name="FontSize__12__">page<text:s/>01<text:s/><text:s/>Person</text:span></text:span><text:line-break/><text:span text:style-name="FontFace__Courier__"><text:span text:style-name="FontSize__12__">page<text:s/>02<text:s/><text:s/><text:s/><text:s/>Name</text:span></text:span><text:line-break/><text:span text:style-name="FontFace__Courier__"><text:span text:style-name="FontSize__12__">page<text:s/>03<text:s/><text:s/><text:s/><text:s/>Address</text:span></text:span><text:line-break/><text:span text:style-name="FontFace__Courier__"><text:span text:style-name="FontSize__12__">page<text:s/>04<text:s/><text:s/><text:s/><text:s/>Attribute</text:span></text:span><text:line-break/><text:span text:style-name="FontFace__Courier__"><text:span text:style-name="FontSize__12__">page<text:s/>05<text:s/><text:s/><text:s/><text:s/>PersonRef</text:span></text:span><text:line-break/><text:span text:style-name="FontFace__Courier__"><text:span text:style-name="FontSize__12__">page<text:s/>06<text:s/><text:s/><text:s/><text:s/>MediaRef</text:span></text:span><text:line-break/><text:span text:style-name="FontFace__Courier__"><text:span text:style-name="FontSize__12__">page<text:s/>07<text:s/><text:s/><text:s/><text:s/><text:s/><text:s/>Attribute</text:span></text:span><text:line-break/><text:span text:style-name="FontFace__Courier__"><text:span text:style-name="FontSize__12__">page<text:s/>08<text:s/><text:s/><text:s/><text:s/>LdsOrd</text:span></text:span><text:line-break/><text:span text:style-name="FontFace__Courier__"><text:span text:style-name="FontSize__12__">page<text:s/>09<text:s/><text:s/><text:s/><text:s/>EventRef:Attribute<text:s/></text:span></text:span><text:line-break/><text:span text:style-name="FontFace__Courier__"><text:span text:style-name="FontSize__12__">page<text:s/>10<text:s/><text:s/>Family</text:span></text:span><text:line-break/><text:span text:style-name="FontFace__Courier__"><text:span text:style-name="FontSize__12__">page<text:s/>11<text:s/><text:s/><text:s/><text:s/>Attribute</text:span></text:span><text:line-break/><text:span text:style-name="FontFace__Courier__"><text:span text:style-name="FontSize__12__">page<text:s/>12<text:s/><text:s/><text:s/><text:s/>ChildRef</text:span></text:span><text:line-break/><text:span text:style-name="FontFace__Courier__"><text:span text:style-name="FontSize__12__">page<text:s/>13<text:s/><text:s/><text:s/><text:s/>MediaRef</text:span></text:span><text:line-break/><text:span text:style-name="FontFace__Courier__"><text:span text:style-name="FontSize__12__">page<text:s/>14<text:s/><text:s/><text:s/><text:s/><text:s/><text:s/>Attribute</text:span></text:span><text:line-break/><text:span text:style-name="FontFace__Courier__"><text:span text:style-name="FontSize__12__">page<text:s/>15<text:s/><text:s/><text:s/><text:s/>LdsOrd</text:span></text:span><text:line-break/><text:span text:style-name="FontFace__Courier__"><text:span text:style-name="FontSize__12__">page<text:s/>16<text:s/><text:s/><text:s/><text:s/>EventRef:Attribute</text:span></text:span><text:line-break/><text:span text:style-name="FontFace__Courier__"><text:span text:style-name="FontSize__12__">page<text:s/>17<text:s/><text:s/>Event</text:span></text:span><text:line-break/><text:span text:style-name="FontFace__Courier__"><text:span text:style-name="FontSize__12__">page<text:s/>18<text:s/><text:s/><text:s/><text:s/>Attribute</text:span></text:span><text:line-break/><text:span text:style-name="FontFace__Courier__"><text:span text:style-name="FontSize__12__">page<text:s/>19<text:s/><text:s/><text:s/><text:s/>MediaRef</text:span></text:span><text:line-break/><text:span text:style-name="FontFace__Courier__"><text:span text:style-name="FontSize__12__">page<text:s/>20<text:s/><text:s/><text:s/><text:s/><text:s/><text:s/>Attribute</text:span></text:span><text:line-break/><text:span text:style-name="FontFace__Courier__"><text:span text:style-name="FontSize__12__">page<text:s/>21<text:s/><text:s/>MediaObject</text:span></text:span><text:line-break/><text:span text:style-name="FontFace__Courier__"><text:span text:style-name="FontSize__12__">page<text:s/>22<text:s/><text:s/><text:s/><text:s/>Attribute</text:span></text:span><text:line-break/><text:span text:style-name="FontFace__Courier__"><text:span text:style-name="FontSize__12__">page<text:s/>23<text:s/><text:s/>Place</text:span></text:span><text:line-break/><text:span text:style-name="FontFace__Courier__"><text:span text:style-name="FontSize__12__">page<text:s/>24<text:s/><text:s/><text:s/><text:s/>MediaRef</text:span></text:span><text:line-break/><text:span text:style-name="FontFace__Courier__"><text:span text:style-name="FontSize__12__">page<text:s/>25<text:s/><text:s/><text:s/><text:s/><text:s/><text:s/>Attribute</text:span></text:span><text:line-break/><text:span text:style-name="FontFace__Courier__"><text:span text:style-name="FontSize__12__">page<text:s/>26<text:s/><text:s/>Repository:Address</text:span></text:span><text:span text:style-name="FontSize__12__"/></text:p>
      <text:p text:style-name="DAR-ChildTitle">Children of Martel, Luella Jacques and Garner von Zieliński, Lewis Anderson Sr</text:p>
      <text:p text:style-name="DAR-ChildList">i.<text:tab/><text:alphabetical-index-mark text:string-value="Garner, Eugene Stanley (1895-12-01 - 1984-03-01)"/>Garner, Eugene Stanley. Eugene Stanley was born on 1895-12-01 in Portsmouth, OH, USA.  He died on 1984-03-01 in Twin Falls, Twin Falls, ID, USA.  </text:p>
      <text:p text:style-name="DAR-ChildList">ii.<text:tab/><text:alphabetical-index-mark text:string-value="Garner, Jesse V. (1876-06-18 - 1929-01-21)"/>Garner, Jesse V.. Jesse V. was born on 1876-06-18 in Paragould, Greene, AR, USA.  He died on 1929-01-21 in Cedar City, UT, USA.  </text:p>
      <text:p text:style-name="DAR-ChildList">iii.<text:tab/><text:alphabetical-index-mark text:string-value="Garner, Raymond E. (1878-09-16 - 1921-05-02)"/>Garner, Raymond E.. Raymond E. was born on 1878-09-16 in Paragould, Greene, AR, USA.  He died on 1921-05-02 in Astoria, OR, USA.  </text:p>
      <text:p text:style-name="DAR-ChildList">iv.<text:tab/><text:alphabetical-index-mark text:string-value="Garner, Jennie S. (1880-09-11 - 1964-06-20)"/>Garner, Jennie S.. Jennie S. was born on 1880-09-11 in Paragould, Greene, AR, USA.  She died on 1964-06-20 in Columbus, Bartholomew, IN, USA.  </text:p>
      <text:p text:style-name="DAR-ChildList">v.<text:tab/><text:alphabetical-index-mark text:string-value="Garner, Walter E. (1882-02-17 - 1946-10-23)"/>Garner, Walter E.. Walter E. was born on 1882-02-17 in Paragould, Greene, AR, USA.  He died on 1946-10-23 in Battle Creek, MI, USA.  </text:p>
      <text:p text:style-name="DAR-ChildList">vi.<text:tab/><text:alphabetical-index-mark text:string-value="Garner, Daniel Webster (1883-09-30 - 1936-03-02)"/>Garner, Daniel Webster. Daniel Webster was born on 1883-09-30 in Hood River, OR, USA.  He died on 1936-03-02 in Gary, Lake, IN, USA.  </text:p>
      <text:p text:style-name="DAR-ChildList">vii.<text:tab/><text:alphabetical-index-mark text:string-value="Garner, Bertha P. (1888-03-13 - 1918-04-05)"/>Garner, Bertha P.. Bertha P. was born on 1888-03-13 in Hagerstown, MD, USA.  She died on 1918-04-05 in Columbus, Bartholomew, IN, USA.  </text:p>
      <text:p text:style-name="DAR-ChildList">viii.<text:tab/><text:alphabetical-index-mark text:string-value="Garner, Elizabeth (1883 -  )"/>Garner, Elizabeth. Elizabeth was born in 1883.  She was buried in Hays, Ellis, KS, USA. </text:p>
      <text:h text:style-name="DAR-Generation" text:outline-level="2"><text:toc-mark text:string-value="Generation 2" text:outline-level="2"/>Generation 2</text:h>
      <text:p text:style-name="DAR-First-Entry">2.<text:tab/><text:span text:style-name="Tbold"><text:alphabetical-index-mark text:string-value="Garner, Robert W. (1826/7-04-24 (Julien) - 1916-02-03)"/>Garner, Robert W. </text:span>Robert W. was born on 1826/7-04-24 (Julien) in Aberdeen, WA, USA.  He died on 1916-02-03 in Portsmouth, OH, USA at the age of 88 years, 8 months.  He was buried on 1916-02-05 (Mar25) in Knoxville, TN, USA. He was the son of Garner, Joseph and Edwards, Lucy. <text:alphabetical-index-mark text:string-value="Garner, Joseph (1792 - )"/><text:alphabetical-index-mark text:string-value="Edwards, Lucy (1799-01-17 - 1879-04-02)"/><text:alphabetical-index-mark text:string-value="Zieliński, Phoebe Emily (1827-04-12 - 1882-03-07)"/>He married Zieliński, Phoebe Emily on 1849-10-04 in Paragould, Greene, AR, USA. </text:p>
      <text:p text:style-name="DAR-First-Entry">3.<text:tab/><text:span text:style-name="Tbold"><text:alphabetical-index-mark text:string-value="Zieliński, Phoebe Emily (1827-04-12 - 1882-03-07)"/>Zieliński, Phoebe Emily. </text:span>Phoebe Emily was born on 1827-04-12 in Bogalusa, Washington, LA, USA.  She died on 1882-03-07 in Albuquerque, NM, USA at the age of 54 years, 10 months.  She was buried on 1882-03-09 in Michigan City, LaPorte, IN, USA. She was the daughter of Шестаков, George and Daniels, Phoebe. <text:alphabetical-index-mark text:string-value="Шестаков, George (vers 1784-09-00 - 1864-03-09)"/><text:alphabetical-index-mark text:string-value="Daniels, Phoebe ( -  )"/></text:p>
      <text:p text:style-name="DAR-ChildTitle">Children of Zieliński, Phoebe Emily and Garner, Robert W.</text:p>
      <text:p text:style-name="DAR-ChildList">i.<text:tab/><text:alphabetical-index-mark text:string-value="Garner von Zieliński, Lewis Anderson Sr (1855-06-21 - 1911-06-28)"/>Garner von Zieliński, Lewis Anderson Sr [1]. Lewis Anderson was born on 1855-06-21 in Great Falls, MT, USA.  He died on 1911-06-28 in Twin Falls, Twin Falls, ID, USA.  </text:p>
      <text:p text:style-name="DAR-ChildList">ii.<text:tab/><text:alphabetical-index-mark text:string-value="Garner, Phebe (1850 - avant 1860)"/>Garner, Phebe. Phebe was born in 1850 in Orlando, Orange, FL, USA.  She died avant 1860.  </text:p>
      <text:p text:style-name="DAR-ChildList">iii.<text:tab/><text:alphabetical-index-mark text:string-value="Garner, Mary J. (1851-10-12 - 1852-04-01)"/>Garner, Mary J.. Mary J. was born on 1851-10-12.  She died on 1852-04-01.  </text:p>
      <text:p text:style-name="DAR-ChildList">iv.<text:tab/><text:alphabetical-index-mark text:string-value="Garner, Mary M. (1851-10-12 - 1858-05-24)"/>Garner, Mary M.. Mary M. was born on 1851-10-12.  She died on 1858-05-24.  </text:p>
      <text:p text:style-name="DAR-ChildList">v.<text:tab/><text:alphabetical-index-mark text:string-value="Garner, "/>Garner. </text:p>
      <text:p text:style-name="DAR-ChildList">vi.<text:tab/><text:alphabetical-index-mark text:string-value="Garner, Rebecca Catharine (1857-05-30 - 1937-04-09)"/>Garner, Rebecca Catharine. Rebecca Catharine was born on 1857-05-30 in Denver-Aurora, CO, USA.  She died on 1937-04-09 in Alice, Jim Wells, TX, USA.  </text:p>
      <text:p text:style-name="DAR-ChildList">vii.<text:tab/><text:alphabetical-index-mark text:string-value="Carr, Zelpha Josephine (1858-12-31 - 1895-02-08)"/>Carr, Zelpha Josephine. Zelpha Josephine was born on 1858-12-31 in Brownwood, Harris, TX, USA.  She died on 1895-02-08 in Beckley, WV, USA.  </text:p>
      <text:p text:style-name="DAR-ChildList">viii.<text:tab/><text:alphabetical-index-mark text:string-value="Garner, Iola Elizabeth Betty (1860-11-01 - 1941-04-17)"/>Garner, Iola Elizabeth Betty. Iola Elizabeth Betty was born on 1860-11-01 in Orlando, Orange, FL, USA.  She died on 1941-04-17 in Killeen, Bell, TX, USA.  </text:p>
      <text:p text:style-name="DAR-ChildList">ix.<text:tab/><text:alphabetical-index-mark text:string-value="Garner, Robert F. (1863-04-04 - 1940-02-17)"/>Garner, Robert F.. Robert F. was born on 1863-04-04 in Paragould, Greene, AR, USA.  He died on 1940-02-17 in Marshalltown, Marshall, IA, USA.  </text:p>
      <text:p text:style-name="DAR-ChildList">x.<text:tab/><text:alphabetical-index-mark text:string-value="Garner, Emma A. (1868-08-18 - 1869-02-23)"/>Garner, Emma A.. Emma A. was born on 1868-08-18.  She died on 1869-02-23.  </text:p>
      <text:p text:style-name="DAR-ChildList">xi.<text:tab/><text:alphabetical-index-mark text:string-value="Garner, Anetta (1870-06-13 - 1900-10-04)"/>Garner, Anetta. Anetta was born on 1870-06-13 in Centralia, WA, USA.  She died on 1900-10-04 in Columbus, Bartholomew, IN, USA.  </text:p>
      <text:p text:style-name="DAR-ChildList">xii.<text:tab/><text:alphabetical-index-mark text:string-value="Garner, Antoinette (1870-06-13 - avant 1880)"/>Garner, Antoinette. Antoinette was born on 1870-06-13 in Starkville, MS, USA.  She died avant 1880.  </text:p>
      <text:h text:style-name="DAR-Generation" text:outline-level="2"><text:toc-mark text:string-value="Generation 3" text:outline-level="2"/>Generation 3</text:h>
      <text:p text:style-name="DAR-First-Entry">4.<text:tab/><text:span text:style-name="Tbold"><text:alphabetical-index-mark text:string-value="Garner, Joseph (1792 - )"/>Garner, Joseph. </text:span>Joseph was born in 1792 in Steubenville, OH, USA.  He died in Shawnee, OK, USA.  <text:alphabetical-index-mark text:string-value="Edwards, Lucy (1799-01-17 - 1879-04-02)"/>He married Edwards, Lucy on 1823-01-03 in Picayune, MS, USA. </text:p>
      <text:p text:style-name="DAR-First-Entry">5.<text:tab/><text:span text:style-name="Tbold"><text:alphabetical-index-mark text:string-value="Edwards, Lucy (1799-01-17 - 1879-04-02)"/>Edwards, Lucy. </text:span>Lucy was born on 1799-01-17 in Jamestowna, NY, USA.  She died on 1879-04-02 at the age of 80 years, 2 months.  She was buried on 1879-04-04 in Logan, UT-ID, USA. </text:p>
      <text:p text:style-name="DAR-ChildTitle">Children of Edwards, Lucy and Garner, Joseph</text:p>
      <text:p text:style-name="DAR-ChildList">i.<text:tab/><text:alphabetical-index-mark text:string-value="Garner, Robert W. (1826/7-04-24 (Julien) - 1916-02-03)"/>Garner, Robert W. [2]. Robert W. was born on 1826/7-04-24 (Julien) in Aberdeen, WA, USA.  He died on 1916-02-03 in Portsmouth, OH, USA.  </text:p>
      <text:p text:style-name="DAR-ChildList">ii.<text:tab/><text:alphabetical-index-mark text:string-value="Garner, Lewis (1823-11-18 - 1911-01-21)"/>Garner, Lewis. Lewis was born on 1823-11-18 in Moscow, Latah, ID, USA.  He died on 1911-01-21 in Twin Falls, Twin Falls, ID, USA.  </text:p>
      <text:p text:style-name="DAR-ChildList">iii.<text:tab/><text:alphabetical-index-mark text:string-value="Garner, Anderson (1825-01-28 - 1887-04-07)"/>Garner, Anderson. Anderson was born on 1825-01-28 in Steubenville, OH, USA.  He died on 1887-04-07 in Oakland, Alameda, CA, USA.  </text:p>
      <text:p text:style-name="DAR-First-Entry">6.<text:tab/><text:span text:style-name="Tbold"><text:alphabetical-index-mark text:string-value="Шестаков, George (vers 1784-09-00 - 1864-03-09)"/>Шестаков, George. </text:span>George was born vers 1784-09-00 in Bogalusa, Washington, LA, USA.  He died on 1864-03-09 in Orlando, Orange, FL, USA at the age of about 79 years, 6 months.  He was buried in 1864-03-00 in Michigan City, LaPorte, IN, USA. <text:alphabetical-index-mark text:string-value="Daniels, Phoebe ( -  )"/>He married Daniels, Phoebe. </text:p>
      <text:p text:style-name="DAR-First-Entry">7.<text:tab/><text:span text:style-name="Tbold"><text:alphabetical-index-mark text:string-value="Daniels, Phoebe ( -  )"/>Daniels, Phoebe. </text:span>Phoebe was born in Bogalusa, Washington, LA, USA.  </text:p>
      <text:p text:style-name="DAR-ChildTitle">Children of Daniels, Phoebe and Шестаков, George</text:p>
      <text:p text:style-name="DAR-ChildList">i.<text:tab/><text:alphabetical-index-mark text:string-value="Zieliński, Phoebe Emily (1827-04-12 - 1882-03-07)"/>Zieliński, Phoebe Emily [3]. Phoebe Emily was born on 1827-04-12 in Bogalusa, Washington, LA, USA.  She died on 1882-03-07 in Albuquerque, NM, USA.  </text:p>
      <text:p text:style-name="DAR-ChildList">ii.<text:tab/><text:alphabetical-index-mark text:string-value="Тимофеев, Willoughby M. (1813-02-04 - 1877-01-16)"/>Тимофеев, Willoughby M.. Willoughby M. was born on 1813-02-04 in Miami Beach, Miami-Dade, FL, USA.  He died on 1877-01-16 in Jamestown, ND, USA.  </text:p>
      <text:p text:style-name="DAR-ChildList">iii.<text:tab/><text:alphabetical-index-mark text:string-value="Тимофеев, Mary Ann (1812-03-07 - 1880-11-27)"/>Тимофеев, Mary Ann. Mary Ann was born on 1812-03-07 in Duluth, MN, USA.  She died on 1880-11-27 in Starkville, MS, USA.  </text:p>
      <text:p text:style-name="DAR-ChildList">iv.<text:tab/><text:alphabetical-index-mark text:string-value="Тимофеев, John P. (vers 1818 -  )"/>Тимофеев, John P.. John P. was born vers 1818 in Waterloo-Cedar Falls, IA, USA.  </text:p>
      <text:p text:style-name="DAR-ChildList">v.<text:tab/><text:alphabetical-index-mark text:string-value="Тимофеев, Sarah Jane (1825-07-29 -  )"/>Тимофеев, Sarah Jane. Sarah Jane was born on 1825-07-29 in Steubenville, OH, USA.  </text:p>
      <text:p text:style-name="DAR-ChildList">vi.<text:tab/><text:alphabetical-index-mark text:string-value="Тимофеев,  (après 1824 -  )"/>Тимофеев. She was born après 1824.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office:version="1.0">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tab-stop-distance="2.205cm" style:writing-mode="page"/>
      <style:text-properties style:font-name="Times New Roman" fo:font-size="12pt" style:font-name-asian="Times New Roman" style:font-size-asian="12pt" style:font-name-complex="Times New Roman" style:font-size-complex="12pt" style:tab-stop-distance="2.205cm"/>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photo" style:family="graphic">
      <style:graphic-properties text:anchor-type="paragraph" svg:x="0cm" svg:y="0cm" style:wrap="none" style:vertical-pos="top" style:vertical-rel="paragraph-content" style:horizontal-pos="center" style:horizontal-rel="paragraph-content"/>
    </style:style>
    <style:style style:name="Endnotes-Source" style:family="paragraph" style:parent-style-name="Standard" style:class="text">
      <style:paragraph-properties fo:margin-left="0.75cm" fo:margin-right="0.00cm" fo:margin-top="0.20cm" fo:margin-bottom="0.00cm" fo:text-align="start" style:justify-single-word="false" fo:text-indent="-0.75cm" style:auto-text-indent="false"/>
      <style:text-properties fo:color="#000000" style:font-name="Times New Roman" fo:font-size="12pt"/>
    </style:style>
    <style:style style:name="DAR-Generation" style:family="paragraph" style:parent-style-name="Standard" style:class="text">
      <style:paragraph-properties fo:margin-left="0.00cm" fo:margin-right="0.00cm" fo:margin-top="0.25cm" fo:margin-bottom="0.25cm" fo:keep-with-next="auto" fo:text-align="start" style:justify-single-word="false" fo:text-indent="0.00cm" style:auto-text-indent="false"/>
      <style:text-properties fo:color="#000000" style:font-name="Arial" fo:font-size="14pt" fo:font-style="italic"/>
    </style:style>
    <style:style style:name="DAR-MoreDetails" style:family="paragraph" style:parent-style-name="Standard" style:class="text">
      <style:paragraph-properties fo:margin-left="1.00cm" fo:margin-right="0.00cm" fo:margin-top="0.25cm" fo:margin-bottom="0.25cm" fo:text-align="start" style:justify-single-word="false" fo:text-indent="0.00cm" style:auto-text-indent="false"/>
      <style:text-properties fo:color="#000000" style:font-name="Times New Roman" fo:font-size="10pt"/>
    </style:style>
    <style:style style:name="Endnotes-Source-Notes" style:family="paragraph" style:parent-style-name="Standard" style:class="text">
      <style:paragraph-properties fo:margin-left="0.75cm" fo:margin-right="0.00cm" fo:margin-top="0.20cm" fo:margin-bottom="0.00cm" fo:text-align="start" style:justify-single-word="false" fo:text-indent="0.00cm" style:auto-text-indent="false"/>
      <style:text-properties fo:color="#000000" style:font-name="Times New Roman" fo:font-size="12pt"/>
    </style:style>
    <style:style style:name="DAR-NoteHeader" style:family="paragraph" style:parent-style-name="Standard" style:class="text">
      <style:paragraph-properties fo:margin-left="1.00cm" fo:margin-right="0.00cm" fo:margin-top="0.25cm" fo:margin-bottom="0.25cm" fo:text-align="start" style:justify-single-word="false" fo:text-indent="0.00cm" style:auto-text-indent="false"/>
      <style:text-properties fo:color="#000000" style:font-name="Arial" fo:font-size="10pt" fo:font-weight="bold"/>
    </style:style>
    <style:style style:name="DAR-First-Entry" style:family="paragraph" style:parent-style-name="Standard" style:class="text">
      <style:paragraph-properties fo:margin-left="1.00cm" fo:margin-right="0.00cm" fo:margin-top="0.25cm" fo:margin-bottom="0.25cm" fo:text-align="start" style:justify-single-word="false" fo:text-indent="-1.00cm" style:auto-text-indent="false"/>
      <style:text-properties fo:color="#000000" style:font-name="Times New Roman" fo:font-size="12pt"/>
    </style:style>
    <style:style style:name="DAR-MoreHeader" style:family="paragraph" style:parent-style-name="Standard" style:class="text">
      <style:paragraph-properties fo:margin-left="1.00cm" fo:margin-right="0.00cm" fo:margin-top="0.25cm" fo:margin-bottom="0.25cm" fo:text-align="start" style:justify-single-word="false" fo:text-indent="0.00cm" style:auto-text-indent="false"/>
      <style:text-properties fo:color="#000000" style:font-name="Arial" fo:font-size="10pt" fo:font-weight="bold"/>
    </style:style>
    <style:style style:name="Endnotes-Header" style:family="paragraph" style:parent-style-name="Standard" style:class="text">
      <style:paragraph-properties fo:margin-left="0.00cm" fo:margin-right="0.00cm" fo:margin-top="0.20cm" fo:margin-bottom="0.20cm" fo:keep-with-next="auto" fo:text-align="start" style:justify-single-word="false" fo:text-indent="0.00cm" style:auto-text-indent="false"/>
      <style:text-properties fo:color="#000000" style:font-name="Arial" fo:font-size="14pt" fo:font-style="italic"/>
    </style:style>
    <style:style style:name="Endnotes-Ref-Notes" style:family="paragraph" style:parent-style-name="Standard" style:class="text">
      <style:paragraph-properties fo:margin-left="1.90cm" fo:margin-right="0.00cm" fo:margin-top="0.20cm" fo:margin-bottom="0.00cm" fo:text-align="start" style:justify-single-word="false" fo:text-indent="0.00cm" style:auto-text-indent="false"/>
      <style:text-properties fo:color="#000000" style:font-name="Times New Roman" fo:font-size="12pt"/>
    </style:style>
    <style:style style:name="DAR-ChildList" style:family="paragraph" style:parent-style-name="Standard" style:class="text">
      <style:paragraph-properties fo:margin-left="1.75cm" fo:margin-right="0.00cm" fo:margin-top="0.25cm" fo:margin-bottom="0.25cm" fo:text-align="start" style:justify-single-word="false" fo:text-indent="-0.75cm" style:auto-text-indent="false"/>
      <style:text-properties fo:color="#000000" style:font-name="Times New Roman" fo:font-size="10pt"/>
    </style:style>
    <style:style style:name="DAR-ChildTitle" style:family="paragraph" style:parent-style-name="Standard" style:class="text">
      <style:paragraph-properties fo:margin-left="1.00cm" fo:margin-right="0.00cm" fo:margin-top="0.25cm" fo:margin-bottom="0.25cm" fo:text-align="start" style:justify-single-word="false" fo:text-indent="0.00cm" style:auto-text-indent="false"/>
      <style:text-properties fo:color="#000000" style:font-name="Arial" fo:font-size="10pt" fo:font-weight="bold"/>
    </style:style>
    <style:style style:name="DAR-Entry" style:family="paragraph" style:parent-style-name="Standard" style:class="text">
      <style:paragraph-properties fo:margin-left="1.00cm" fo:margin-right="0.00cm" fo:margin-top="0.25cm" fo:margin-bottom="0.25cm" fo:text-align="start" style:justify-single-word="false" fo:text-indent="0.00cm" style:auto-text-indent="false"/>
      <style:text-properties fo:color="#000000" style:font-name="Times New Roman" fo:font-size="12pt"/>
    </style:style>
    <style:style style:name="Endnotes-Ref" style:family="paragraph" style:parent-style-name="Standard" style:class="text">
      <style:paragraph-properties fo:margin-left="1.90cm" fo:margin-right="0.00cm" fo:margin-top="0.20cm" fo:margin-bottom="0.00cm" fo:text-align="start" style:justify-single-word="false" fo:text-indent="-0.90cm" style:auto-text-indent="false"/>
      <style:text-properties fo:color="#000000" style:font-name="Times New Roman" fo:font-size="12pt"/>
    </style:style>
    <style:style style:name="DAR-Title" style:family="paragraph" style:parent-style-name="Standard" style:class="text">
      <style:paragraph-properties fo:margin-left="0.00cm" fo:margin-right="0.00cm" fo:margin-top="0.25cm" fo:margin-bottom="0.25cm" fo:keep-with-next="auto" fo:text-align="center" style:justify-single-word="false" fo:text-indent="0.00cm" style:auto-text-indent="false"/>
      <style:text-properties fo:color="#000000" style:font-name="Arial" fo:font-size="16pt" fo:font-weight="bold"/>
    </style:style>
    <draw:stroke-dash draw:name="gramps_solid" draw:style="rect" draw:dots1="1" draw:dots1-length="0.102cm" draw:dots2="1" draw:dots2-length="0.102cm" draw:distance="0.000cm"/>
    <draw:stroke-dash draw:name="gramps_dashed" draw:style="rect" draw:dots1="2" draw:dots1-length="0.102cm" draw:dots2="2" draw:dots2-length="0.102cm" draw:distance="0.204cm"/>
    <draw:stroke-dash draw:name="gramps_dotted" draw:style="rect" draw:dots1="1" draw:dots1-length="0.102cm" draw:dots2="1" draw:dots2-length="0.102cm" draw:distance="0.102cm"/>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S-Header" style:family="paragraph" style:parent-style-name="Standard">
      <style:paragraph-properties fo:text-align="center" style:justify-single-word="false"/>
    </style:style>
    <style:style style:name="S-Footer" style:family="paragraph" style:parent-style-name="Header">
      <style:paragraph-properties fo:text-align="center" style:justify-single-word="false"/>
    </style:style>
    <style:page-layout style:name="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bottom="0.499cm"/>
      </style:footer-style>
    </style:page-layout>
  </office:automatic-styles>
  <office:master-styles>
    <style:master-page style:name="Standard" style:page-layout-name="pm1">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version="1.0">
  <office:meta>
    <meta:generator>
    Gramps 5.0.0
</meta:generator>
    <dc:title>
</dc:title>
    <dc:subject>
</dc:subject>
    <dc:description>
</dc:description>
    <meta:initial-creator>
    Alex Roitman,,,
</meta:initial-creator>
    <meta:creation-date>
    2015-08-23T21:49:15
</meta:creation-date>
    <dc:creator>
    Alex Roitman,,,
</dc:creator>
    <dc:date>
    2015-08-23T21:49:15
</dc:date>
    <meta:print-date>0-00-00T00:00:00</meta:print-date>
    <dc:language>
    en-US
</dc:language>
    <meta:editing-cycles>1</meta:editing-cycles>
    <meta:editing-duration>PT0S</meta:editing-duration>
    <meta:user-defined meta:name="Genealogical Research and Analysis Management Programming System">
    http://gramps-project.org/
</meta:user-defined>
    <meta:user-defined meta:name="Info 1"/>
    <meta:user-defined meta:name="Info 2"/>
    <meta:user-defined meta:name="Info 3"/>
  </office:meta>
</office:document-meta>
</file>